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Heading_20_4">
      <style:paragraph-properties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78"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3559781539241449824"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2750361063449558016" text:style-name="диалог">
        <text:list-item>
          <text:p text:style-name="P88">Ты переживаешь напрасно!</text:p>
        </text:list-item>
      </text:list>
      <text:p text:style-name="P12"><text:soft-page-break/>Или:</text:p>
      <text:list xml:id="list41738689"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1732265"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48</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9002544902729351690"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49</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754617"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313050289653564967"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51</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742002" text:continue-list="list41732265"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736873" text:continue-list="list41754617"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9" text:outline-level="1"><text:s/>Часть 1. <text:line-break/>Воспоминания</text:h>
      <text:p text:style-name="P66"/>
      <text:h text:style-name="P80"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733293" text:continue-list="list41742002"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736815"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727362"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732150"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734543"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757085"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737189"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750964"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735817"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726144"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735615"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747153"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730727"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753725" text:continue-numbering="true" text:style-name="диалог">
        <text:list-item>
          <text:p text:style-name="P88">Мы же живем вместе, что тебе еще надо?!</text:p>
        </text:list-item>
      </text:list>
      <text:p text:style-name="P12">Или:</text:p>
      <text:list xml:id="list41727919"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733629" text:continue-numbering="true" text:style-name="диалог">
        <text:list-item>
          <text:p text:style-name="P88">Что ты выдумываешь?</text:p>
        </text:list-item>
      </text:list>
      <text:p text:style-name="P12"><text:soft-page-break/>Или:</text:p>
      <text:list xml:id="list41741739"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736300"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756300"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750032" text:continue-list="list41736873"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0"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724694" text:continue-list="list41756300"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729487" text:continue-numbering="true" text:style-name="диалог">
        <text:list-item>
          <text:p text:style-name="P88">Уже лучше.</text:p>
        </text:list-item>
        <text:list-item>
          <text:p text:style-name="P88">Ну это уже куда не шло!..</text:p>
        </text:list-item>
      </text:list>
      <text:p text:style-name="P12">Или:</text:p>
      <text:list xml:id="list41736965"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749295"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749373"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754535" text:continue-list="list41750032"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749938" text:continue-list="list41749373"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731832"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732143"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736178"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738037"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751509"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749745"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728548" text:continue-numbering="true" text:style-name="диалог">
        <text:list-item>
          <text:p text:style-name="P88">Я вчера ходил в кино.</text:p>
        </text:list-item>
      </text:list>
      <text:p text:style-name="P12">Мы едем в за город отдыхать, он скажет:</text:p>
      <text:list xml:id="list41750701"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728939"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751581"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750267"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1754740"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744831"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732342"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745790"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754384"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733079"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739327"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747771"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734241"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737887"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727754"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741777"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741596"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752907"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752521"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734066"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752702" text:continue-numbering="true" text:style-name="диалог">
        <text:list-item>
          <text:p text:style-name="P88">Неужели тебе нравятся такое общение!?</text:p>
        </text:list-item>
      </text:list>
      <text:p text:style-name="P25">Ответ всегда был один:</text:p>
      <text:list xml:id="list41749625"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1756072" text:continue-list="list41754535"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753129" text:continue-list="list41749625"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737783"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4819070571370937200"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732191" text:continue-list="list41737783"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735718"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728664"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733294"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737762"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746645"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1732353"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746276" text:continue-numbering="true" text:style-name="диалог">
        <text:list-item>
          <text:p text:style-name="P92">Пойдем купим тебе что-нибудь новое.</text:p>
        </text:list-item>
      </text:list>
      <text:p text:style-name="P3">Он отвечал:</text:p>
      <text:list xml:id="list41750658"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737607"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1737677"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725365"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744319"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756817"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743566"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750989"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753786"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738598"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1746805"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728966"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1733970"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1736039"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752689"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755963"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729049"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744635" text:continue-numbering="true" text:style-name="диалог">
        <text:list-item>
          <text:p text:style-name="P92">А я тут при чем?!</text:p>
        </text:list-item>
      </text:list>
      <text:p text:style-name="P3">Или:</text:p>
      <text:list xml:id="list41734747"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752808"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747752"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752800"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733062"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730723"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1738829"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1754051"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739906"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745299"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1749608"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1734158"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725981"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1756315"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1744406"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728517"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750952"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726239" text:continue-numbering="true" text:style-name="диалог">
        <text:list-item>
          <text:p text:style-name="P92">Но ведь было же!</text:p>
        </text:list-item>
      </text:list>
      <text:p text:style-name="P3">Но мне повторяли и повторяли:</text:p>
      <text:list xml:id="list41755531"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733642"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725112"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749471"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745347"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1731907"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748916"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726021"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753821" text:continue-numbering="true" text:style-name="диалог">
        <text:list-item>
          <text:p text:style-name="P92">Да все считают, что ты неадекватная!</text:p>
        </text:list-item>
      </text:list>
      <text:p text:style-name="P3">Или:</text:p>
      <text:list xml:id="list41744486"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745229"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747914"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742785"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745612"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737033"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1728937"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744131"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746375"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747591"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741021"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755913"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1750063" text:continue-list="list4819070571370937200"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725501" text:continue-list="list41755913"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751630"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731441"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756232"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749635"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733956"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727918"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744834"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736728"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729052"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740527"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752081"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725783"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750336"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747274"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740047"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732752"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732186"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752601"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1732037"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725314"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740738" text:continue-list="list41750063"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732506" text:continue-list="list41725314"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751930"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727000"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731128"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727967"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744659"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748609"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1757404"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727208"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736863" text:continue-numbering="true" text:style-name="диалог">
        <text:list-item>
          <text:p text:style-name="P92">Это я тебя заблокировал у нее на телефоне.</text:p>
        </text:list-item>
      </text:list>
      <text:p text:style-name="P3">И тут уже <text:span text:style-name="T1">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752664"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755471"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1747465"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726766"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text:span><text:soft-page-break/><text:span text:style-name="T1">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742146"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739841"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3">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756819"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41726179"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753250"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731089" text:continue-numbering="true" text:style-name="диалог">
        <text:list-item>
          <text:p text:style-name="P112"><text:soft-page-break/><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41748398"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738567"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745061" text:continue-numbering="true" text:style-name="диалог">
        <text:list-item>
          <text:p text:style-name="P92"><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3">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Важно, не как мое, а <text:span text:style-name="T1">важнее</text:span>, чем мое!</text:p>
      <text:p text:style-name="P3">Я нашла диалог с его другом, к которому он обратился за советом по ухаживанию за ней:</text:p>
      <text:list xml:id="list41730508" text:continue-numbering="true" text:style-name="диалог">
        <text:list-item>
          <text:p text:style-name="P92">Я тонко намекну, так сказать. И либо намек будет услышан, либо нет. — пишет он.</text:p>
        </text:list-item>
        <text:list-item>
          <text:p text:style-name="P92"><text:soft-page-break/>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1">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1738636" text:continue-list="list41756072" text:style-name="список_20_перечисление">
        <text:list-item>
          <text:p text:style-name="P94">на людях — привязанность к жертве. Окружающие умиляются такой замечательной парой!</text:p>
        </text:list-item>
        <text:list-item>
          <text:p text:style-name="P94">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735656" text:continue-list="list41730508" text:style-name="диалог">
        <text:list-item>
          <text:p text:style-name="P112"><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755781"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text:span><text:span text:style-name="T1">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747039" text:continue-numbering="true" text:style-name="диалог">
        <text:list-item>
          <text:p text:style-name="P92"><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7">Да, я потрахаться хоте</text:span>л», но «<text:span text:style-name="T7">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739711"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1">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744155"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8">моей доброты и честности, видимо, не хватает</text:span><text:span text:style-name="T23">...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 * *</text:p>
      <text:list xml:id="list41728518"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text:soft-page-break/>«<text:span text:style-name="T7">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1734143" text:continue-numbering="true" text:style-name="диалог">
        <text:list-item>
          <text:p text:style-name="P92">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text:span><text:span text:style-name="T23">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739999"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text:span><text:soft-page-break/><text:span text:style-name="T23">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41744668"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736770"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736689" text:continue-numbering="true" text:style-name="диалог">
        <text:list-item>
          <text:p text:style-name="P92">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742710"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1756512"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1750440"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745010"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 — почти навзрыд причитал он.</text:span></text:p>
        </text:list-item>
      </text:list>
      <text:p text:style-name="Text_20_body"><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732639" text:continue-numbering="true" text:style-name="диалог">
        <text:list-item>
          <text:p text:style-name="P92"><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744938"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738056"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752815"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1">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1752302"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1">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1">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41757277" text:continue-numbering="true" text:style-name="диалог">
        <text:list-item>
          <text:p text:style-name="P92">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41737553"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 * *</text:p>
      <text:p text:style-name="P3">На следующее утро он прислал сообщение. В отличии от всех предыдущих посылов,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text:span><text:soft-page-break/><text:span text:style-name="T13">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1">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Но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745530" text:continue-numbering="true" text:style-name="диалог">
        <text:list-item>
          <text:p text:style-name="P92">Что, ручки из жопы?</text:p>
        </text:list-item>
      </text:list>
      <text:p text:style-name="P3">Или:</text:p>
      <text:list xml:id="list41728011"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727891" text:continue-list="list41738636"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3"><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1741008" text:continue-list="list41728011"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755245"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19</dc:date><text:p text:style-name="P143"><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751449"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1751645"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746613"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741684"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736408" text:continue-numbering="true" text:style-name="диалог">
        <text:list-item>
          <text:p text:style-name="P116">Ты одна тут?</text:p>
        </text:list-item>
      </text:list>
      <text:p text:style-name="P29">И вы говорите, мол:</text:p>
      <text:list xml:id="list41741560"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1724960"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730238"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1746076"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729043"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754600"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7116679403801661416" text:style-name="L3">
        <text:list-header>
          <text:p text:style-name="P84"><text:s/>— А это как?</text:p>
          <text:p text:style-name="P84"><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5"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8198416885732255498"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737069" text:continue-list="list41740738"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3710065238360966051"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746655" text:continue-list="list41727891"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5"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755106"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5"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746262"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5"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748549"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755040" text:continue-list="list4173706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27</dc:date><text:p text:style-name="P143"><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5"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726309" text:continue-list="list41748549"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7739533870635228869"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5"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731614" text:continue-list="list41726309"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743777"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5"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8578136311127550115"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5"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726228" text:continue-list="list41743777"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756691" text:continue-list="list41754600"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742775"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732529"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754880"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730965"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734100"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731808"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740137"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757180"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752110"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751698"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743470"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752564"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756551"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746457"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729908"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732460"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757164"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732581"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725821"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734237"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734710"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734900"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738972" text:continue-numbering="true" text:style-name="диалог">
        <text:list-item>
          <text:p text:style-name="P92"><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733613"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748691"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729678"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753103"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730482"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733065"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737266"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732577"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739090"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742842"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741776"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752793"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728593"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726883"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754169"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733074"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740331"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753639"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728979"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739749"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736351"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732368"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749392"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746318"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733198"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1753172"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732128"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752846"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742725"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727961"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1754984"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741327"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1746263"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1750581"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734187"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746568"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748207"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727161"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751055"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748703"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742116"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727662"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755080"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5"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732441"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733714"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740768"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746307"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750179"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752155"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726040"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5"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754027"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744342"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731867"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726828"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731540"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5"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752455"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753312"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725435"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5"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732594"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726001"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738571"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5"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81058751174455833"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58984820916540285"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724921" text:continue-list="list41738571"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735624"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750489"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745506"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739039"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743520"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733867"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726939"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748745"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754426"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743978"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734852"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732717"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739790"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734483"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730889" text:continue-numbering="true" text:style-name="диалог">
        <text:list-item>
          <text:p text:style-name="P92">Так будет лучше для нас.</text:p>
        </text:list-item>
      </text:list>
      <text:p text:style-name="P3">Или:</text:p>
      <text:list xml:id="list41731999"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749426" text:continue-list="list41755040"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741620" text:continue-list="list41749426"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753810" text:continue-list="list41731999"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728611"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Манипуляция разрывом</text:chapter></text:p>
      </style:header-left>
      <style:footer>
        <text:p text:style-name="Footer"/>
      </style:footer>
      <style:footer-left>
        <text:p text:style-name="Footer"><text:page-number text:select-page="current">342</text:page-number></text:p>
      </style:footer-left>
    </style:master-page>
    <style:master-page style:name="Right_20_Page" style:display-name="Right Page" style:page-layout-name="Mpm5" style:next-style-name="Left_20_Page">
      <style:header>
        <text:p text:style-name="MP1"><text:chapter text:display="name" text:outline-level="4"> Глава 23. Апофеоз отношений с манипулятором</text:chapter> </text:p>
      </style:header>
      <style:footer>
        <text:p text:style-name="Footer"><text:page-number text:select-page="current">54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8-07T21:54:37.21</dc:date>
    <meta:editing-cycles>1273</meta:editing-cycles>
    <meta:editing-duration>P37DT13H39M14S</meta:editing-duration>
    <meta:document-statistic meta:table-count="1" meta:image-count="0" meta:object-count="0" meta:page-count="585" meta:paragraph-count="4224" meta:word-count="105299" meta:character-count="66015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